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⭐ <text:span text:style-name="Strong_20_Emphasis">OBJETIVO DEL LABORATORIO</text:span></text:h>
      <text:section text:style-name="Sect1" text:name="NFdGGhDpQXn3XFDrusS9q-content-0">
        <text:p text:style-name="Text_20_body">Montar un entorno real con:</text:p>
        <text:list xml:id="list1158310063" text:style-name="L1">
          <text:list-item>
            <text:p text:style-name="P2">PostgreSQL 18</text:p>
          </text:list-item>
          <text:list-item>
            <text:p text:style-name="P2">Autenticación <text:span text:style-name="Strong_20_Emphasis">SCRAM‑SHA‑256</text:span></text:p>
          </text:list-item>
          <text:list-item>
            <text:p text:style-name="P2">Base de datos <text:span text:style-name="Source_20_Text">appdb</text:span></text:p>
          </text:list-item>
          <text:list-item>
            <text:p text:style-name="P2">Usuario <text:span text:style-name="Source_20_Text">app_user</text:span> con contraseña</text:p>
          </text:list-item>
          <text:list-item>
            <text:p text:style-name="P2">Tabla <text:span text:style-name="Source_20_Text">clientes</text:span></text:p>
          </text:list-item>
          <text:list-item>
            <text:p text:style-name="P2">RLS activado</text:p>
          </text:list-item>
          <text:list-item>
            <text:p text:style-name="P2">Política basada en región</text:p>
          </text:list-item>
          <text:list-item>
            <text:p text:style-name="P2">Pruebas reales conectando con contraseña</text:p>
          </text:list-item>
          <text:list-item>
            <text:p text:style-name="P2">Simulación de “identidad” mediante <text:span text:style-name="Source_20_Text">SET app.user_region</text:span></text:p>
          </text:list-item>
        </text:list>
        <text:p text:style-name="Text_20_body">Este es el patrón real que usan apps sin OAuth.</text:p>
        <text:h text:style-name="Heading_20_1" text:outline-level="1">🧭 <text:span text:style-name="Strong_20_Emphasis">PASO 1 — Instalar PostgreSQL 18 en Ubuntu</text:span></text:h>
        <text:p text:style-name="Text_20_body">bash</text:p>
        <text:p text:style-name="Preformatted_20_Text"><text:span text:style-name="Source_20_Text">sudo apt update</text:span></text:p>
        <text:p text:style-name="P1"><text:span text:style-name="Source_20_Text">sudo apt install -y postgresql postgresql-client</text:span></text:p>
        <text:p text:style-name="Text_20_body">Verifica:</text:p>
        <text:p text:style-name="Text_20_body">bash</text:p>
        <text:p text:style-name="P1"><text:span text:style-name="Source_20_Text">psql --version</text:span></text:p>
        <text:h text:style-name="Heading_20_1" text:outline-level="1">🧭 <text:span text:style-name="Strong_20_Emphasis">PASO 2 — Configurar SCRAM‑SHA‑256</text:span></text:h>
        <text:h text:style-name="Heading_20_2" text:outline-level="2">2.1. Configurar cifrado de contraseñas</text:h>
        <text:p text:style-name="Text_20_body">Edita:</text:p>
        <text:p text:style-name="Text_20_body">bash</text:p>
        <text:p text:style-name="P1"><text:span text:style-name="Source_20_Text">sudo nano /etc/postgresql/18/main/postgresql.conf</text:span></text:p>
        <text:p text:style-name="Text_20_body">Asegúrate de:</text:p>
        <text:p text:style-name="Text_20_body">Código</text:p>
        <text:p text:style-name="P1"><text:span text:style-name="Source_20_Text">password_encryption = 'scram-sha-256'</text:span></text:p>
        <text:h text:style-name="Heading_20_2" text:outline-level="2"><text:soft-page-break/>2.2. Configurar <text:span text:style-name="Source_20_Text">pg_hba.conf</text:span></text:h>
        <text:p text:style-name="Text_20_body">Edita:</text:p>
        <text:p text:style-name="Text_20_body">bash</text:p>
        <text:p text:style-name="P1"><text:span text:style-name="Source_20_Text">sudo nano /etc/postgresql/18/main/pg_hba.conf</text:span></text:p>
        <text:p text:style-name="Text_20_body">Añade estas líneas:</text:p>
        <text:p text:style-name="Text_20_body">Código</text:p>
        <text:p text:style-name="Preformatted_20_Text"><text:span text:style-name="Source_20_Text"># Conexiones locales TCP con scram-sha-256</text:span></text:p>
        <text:p text:style-name="Preformatted_20_Text"><text:span text:style-name="Source_20_Text">host <text:s text:c="3"/>appdb <text:s text:c="5"/>app_user <text:s text:c="3"/>127.0.0.1/32 <text:s text:c="5"/>scram-sha-256</text:span></text:p>
        <text:p text:style-name="P1"><text:span text:style-name="Source_20_Text">host <text:s text:c="3"/>appdb <text:s text:c="5"/>app_user <text:s text:c="3"/>::1/128 <text:s text:c="10"/>scram-sha-256</text:span></text:p>
        <text:p text:style-name="Text_20_body">Reinicia PostgreSQL:</text:p>
        <text:p text:style-name="Text_20_body">bash</text:p>
        <text:p text:style-name="P1"><text:span text:style-name="Source_20_Text">sudo systemctl restart postgresql</text:span></text:p>
        <text:h text:style-name="Heading_20_1" text:outline-level="1">🧭 <text:span text:style-name="Strong_20_Emphasis">PASO 3 — Crear base de datos y usuario</text:span></text:h>
        <text:p text:style-name="Text_20_body">Entra como superusuario:</text:p>
        <text:p text:style-name="Text_20_body">bash</text:p>
        <text:p text:style-name="P1"><text:span text:style-name="Source_20_Text">sudo -u postgres psql</text:span></text:p>
        <text:h text:style-name="Heading_20_3" text:outline-level="3">Crear base de datos:</text:h>
        <text:p text:style-name="Text_20_body">sql</text:p>
        <text:p text:style-name="P1"><text:span text:style-name="Source_20_Text">CREATE DATABASE appdb;</text:span></text:p>
        <text:h text:style-name="Heading_20_3" text:outline-level="3">Crear usuario con contraseña SCRAM:</text:h>
        <text:p text:style-name="Text_20_body">sql</text:p>
        <text:p text:style-name="P1"><text:span text:style-name="Source_20_Text">CREATE ROLE app_user WITH LOGIN PASSWORD 'app_pass';</text:span></text:p>
        <text:h text:style-name="Heading_20_3" text:outline-level="3">Permitir conexión:</text:h>
        <text:p text:style-name="Text_20_body">sql</text:p>
        <text:p text:style-name="P1"><text:span text:style-name="Source_20_Text">GRANT CONNECT ON DATABASE appdb TO app_user;</text:span></text:p>
        <text:p text:style-name="Text_20_body">Salir:</text:p>
        <text:p text:style-name="Text_20_body">sql</text:p>
        <text:p text:style-name="P1"><text:span text:style-name="Source_20_Text">\q</text:span></text:p>
        <text:h text:style-name="Heading_20_1" text:outline-level="1"><text:soft-page-break/>🧭 <text:span text:style-name="Strong_20_Emphasis">PASO 4 — Probar autenticación SCRAM</text:span></text:h>
        <text:p text:style-name="Text_20_body">bash</text:p>
        <text:p text:style-name="P1"><text:span text:style-name="Source_20_Text">psql -h 127.0.0.1 -U app_user -d appdb</text:span></text:p>
        <text:p text:style-name="Text_20_body">Debe pedir contraseña:</text:p>
        <text:p text:style-name="Text_20_body">Código</text:p>
        <text:p text:style-name="P1"><text:span text:style-name="Source_20_Text">Password for user app_user:</text:span></text:p>
        <text:p text:style-name="Text_20_body">Introduce:</text:p>
        <text:p text:style-name="Text_20_body">Código</text:p>
        <text:p text:style-name="P1"><text:span text:style-name="Source_20_Text">app_pass</text:span></text:p>
        <text:p text:style-name="Text_20_body">Si entras → SCRAM funciona.</text:p>
        <text:h text:style-name="Heading_20_1" text:outline-level="1">🧭 <text:span text:style-name="Strong_20_Emphasis">PASO 5 — Crear tabla </text:span><text:span text:style-name="Source_20_Text">clientes</text:span></text:h>
        <text:p text:style-name="Text_20_body">Dentro de <text:span text:style-name="Source_20_Text">psql</text:span> como <text:span text:style-name="Source_20_Text">app_user</text:span> o <text:span text:style-name="Source_20_Text">postgres</text:span>:</text:p>
        <text:p text:style-name="Text_20_body">sql</text:p>
        <text:p text:style-name="Preformatted_20_Text"><text:span text:style-name="Source_20_Text">CREATE TABLE clientes (</text:span></text:p>
        <text:p text:style-name="Preformatted_20_Text"><text:span text:style-name="Source_20_Text"><text:s text:c="4"/>id SERIAL PRIMARY KEY,</text:span></text:p>
        <text:p text:style-name="Preformatted_20_Text"><text:span text:style-name="Source_20_Text"><text:s text:c="4"/>region TEXT NOT NULL,</text:span></text:p>
        <text:p text:style-name="Preformatted_20_Text"><text:span text:style-name="Source_20_Text"><text:s text:c="4"/>nombre TEXT,</text:span></text:p>
        <text:p text:style-name="Preformatted_20_Text"><text:span text:style-name="Source_20_Text"><text:s text:c="4"/>telefono TEXT</text:span></text:p>
        <text:p text:style-name="P1"><text:span text:style-name="Source_20_Text">);</text:span></text:p>
        <text:h text:style-name="Heading_20_1" text:outline-level="1">🧭 <text:span text:style-name="Strong_20_Emphasis">PASO 6 — Activar RLS</text:span></text:h>
        <text:p text:style-name="Text_20_body">sql</text:p>
        <text:p text:style-name="P1"><text:span text:style-name="Source_20_Text">ALTER TABLE clientes ENABLE ROW LEVEL SECURITY;</text:span></text:p>
        <text:h text:style-name="Heading_20_1" text:outline-level="1">🧭 <text:span text:style-name="Strong_20_Emphasis">PASO 7 — Crear política RLS basada en región</text:span></text:h>
        <text:p text:style-name="Text_20_body">Esta política dice:</text:p>
        <text:p text:style-name="Quotations">“Solo puedes ver filas cuya región coincide con tu región de sesión”.</text:p>
        <text:p text:style-name="Text_20_body">sql</text:p>
        <text:p text:style-name="Preformatted_20_Text"><text:span text:style-name="Source_20_Text">CREATE POLICY clientes_region_policy ON clientes</text:span></text:p>
        <text:p text:style-name="Preformatted_20_Text"><text:span text:style-name="Source_20_Text">FOR SELECT</text:span></text:p>
        <text:p text:style-name="Preformatted_20_Text"><text:span text:style-name="Source_20_Text">TO app_user</text:span></text:p>
        <text:p text:style-name="P1"><text:span text:style-name="Source_20_Text">USING (region = current_setting('app.user_region', true));</text:span></text:p>
        <text:h text:style-name="Heading_20_1" text:outline-level="1"><text:soft-page-break/>🧭 <text:span text:style-name="Strong_20_Emphasis">PASO 8 — Dar permisos mínimos</text:span></text:h>
        <text:p text:style-name="Text_20_body">sql</text:p>
        <text:p text:style-name="Preformatted_20_Text"><text:span text:style-name="Source_20_Text">GRANT USAGE ON SCHEMA public TO app_user;</text:span></text:p>
        <text:p text:style-name="P1"><text:span text:style-name="Source_20_Text">GRANT SELECT, INSERT ON clientes TO app_user;</text:span></text:p>
        <text:h text:style-name="Heading_20_1" text:outline-level="1">🧭 <text:span text:style-name="Strong_20_Emphasis">PASO 9 — Simular identidad del usuario (sin OAuth)</text:span></text:h>
        <text:p text:style-name="Text_20_body">Salir y entrar como <text:span text:style-name="Source_20_Text">app_user</text:span>:</text:p>
        <text:p text:style-name="Text_20_body">bash</text:p>
        <text:p text:style-name="P1"><text:span text:style-name="Source_20_Text">psql -h 127.0.0.1 -U app_user -d appdb</text:span></text:p>
        <text:p text:style-name="Text_20_body">Simular que el usuario pertenece a la región <text:span text:style-name="Strong_20_Emphasis">EU</text:span>:</text:p>
        <text:p text:style-name="Text_20_body">sql</text:p>
        <text:p text:style-name="P1"><text:span text:style-name="Source_20_Text">SET app.user_region = 'EU';</text:span></text:p>
        <text:p text:style-name="Text_20_body">Insertar datos:</text:p>
        <text:p text:style-name="Text_20_body">sql</text:p>
        <text:p text:style-name="Preformatted_20_Text"><text:span text:style-name="Source_20_Text">INSERT INTO clientes (region, nombre, telefono)</text:span></text:p>
        <text:p text:style-name="Preformatted_20_Text"><text:span text:style-name="Source_20_Text">VALUES</text:span></text:p>
        <text:p text:style-name="Preformatted_20_Text"><text:span text:style-name="Source_20_Text"><text:s text:c="2"/>('EU', 'Cliente Europa 1', '111-111'),</text:span></text:p>
        <text:p text:style-name="Preformatted_20_Text"><text:span text:style-name="Source_20_Text"><text:s text:c="2"/>('US', 'Cliente USA 1', '222-222'),</text:span></text:p>
        <text:p text:style-name="P1"><text:span text:style-name="Source_20_Text"><text:s text:c="2"/>('EU', 'Cliente Europa 2', '333-333');</text:span></text:p>
        <text:p text:style-name="Text_20_body">Consultar:</text:p>
        <text:p text:style-name="Text_20_body">sql</text:p>
        <text:p text:style-name="P1"><text:span text:style-name="Source_20_Text">SELECT * FROM clientes;</text:span></text:p>
        <text:p text:style-name="Text_20_body">👉 <text:span text:style-name="Strong_20_Emphasis">Solo verás las filas de la región EU.</text:span></text:p>
        <text:h text:style-name="Heading_20_1" text:outline-level="1">🧭 <text:span text:style-name="Strong_20_Emphasis">PASO 10 — Simular otro usuario (región US)</text:span></text:h>
        <text:p text:style-name="Text_20_body">sql</text:p>
        <text:p text:style-name="Preformatted_20_Text"><text:span text:style-name="Source_20_Text">SET app.user_region = 'US';</text:span></text:p>
        <text:p text:style-name="P1"><text:span text:style-name="Source_20_Text">SELECT * FROM clientes;</text:span></text:p>
        <text:p text:style-name="Text_20_body">👉 Ahora solo verás las filas de la región US.</text:p>
        <text:h text:style-name="Heading_20_1" text:outline-level="1"><text:soft-page-break/>🧭 <text:span text:style-name="Strong_20_Emphasis">PASO 11 — Ver políticas activas</text:span></text:h>
        <text:p text:style-name="Text_20_body">Como superusuario:</text:p>
        <text:p text:style-name="Text_20_body">bash</text:p>
        <text:p text:style-name="P1"><text:span text:style-name="Source_20_Text">sudo -u postgres psql -d appdb</text:span></text:p>
        <text:p text:style-name="Text_20_body">sql</text:p>
        <text:p text:style-name="Preformatted_20_Text"><text:span text:style-name="Source_20_Text">SELECT schemaname, tablename, policyname, roles, cmd, qual</text:span></text:p>
        <text:p text:style-name="Preformatted_20_Text"><text:span text:style-name="Source_20_Text">FROM pg_policies</text:span></text:p>
        <text:p text:style-name="P1"><text:span text:style-name="Source_20_Text">WHERE tablename = 'clientes';</text:span></text:p>
        <text:h text:style-name="Heading_20_1" text:outline-level="1">🎉 <text:span text:style-name="Strong_20_Emphasis">RESULTADO FINAL</text:span></text:h>
        <text:p text:style-name="Text_20_body">Has montado un entorno completo con:</text:p>
        <text:list xml:id="list2720257359" text:style-name="L2">
          <text:list-item>
            <text:p text:style-name="P3">PostgreSQL 18</text:p>
          </text:list-item>
          <text:list-item>
            <text:p text:style-name="P3">Autenticación <text:span text:style-name="Strong_20_Emphasis">SCRAM‑SHA‑256</text:span></text:p>
          </text:list-item>
          <text:list-item>
            <text:p text:style-name="P3">Usuario real con contraseña</text:p>
          </text:list-item>
          <text:list-item>
            <text:p text:style-name="P3">RLS activado</text:p>
          </text:list-item>
          <text:list-item>
            <text:p text:style-name="P3">Política basada en región</text:p>
          </text:list-item>
          <text:list-item>
            <text:p text:style-name="P3">Filtrado dinámico según identidad simulada</text:p>
          </text:list-item>
          <text:list-item>
            <text:p text:style-name="P3">Pruebas reales de conexión</text:p>
          </text:list-item>
        </text:list>
        <text:p text:style-name="Text_20_body">Esto es exactamente lo que se usa en entornos profesionales sin OAuth.</text:p>
        <text:h text:style-name="Heading_20_1" text:outline-level="1">👉 ¿Quieres ahora añadir?</text:h>
        <text:list xml:id="list55170144" text:style-name="L3">
          <text:list-item>
            <text:p text:style-name="P4"><text:span text:style-name="Strong_20_Emphasis">INSERT RLS</text:span> (para que cada usuario solo pueda insertar su región)</text:p>
          </text:list-item>
          <text:list-item>
            <text:p text:style-name="P4"><text:span text:style-name="Strong_20_Emphasis">UPDATE RLS</text:span></text:p>
          </text:list-item>
          <text:list-item>
            <text:p text:style-name="P4"><text:span text:style-name="Strong_20_Emphasis">Política para auditor</text:span> que ve todo</text:p>
          </text:list-item>
          <text:list-item>
            <text:p text:style-name="P4"><text:span text:style-name="Strong_20_Emphasis">Logs de auditoría</text:span></text:p>
          </text:list-item>
          <text:list-item>
            <text:p text:style-name="P4"><text:span text:style-name="Strong_20_Emphasis">Triggers de seguridad</text:span></text:p>
          </text:list-item>
        </text:list>
        <text:p text:style-name="Text_20_body">Dime qué quieres construir encima.</text:p>
      </text:section>
      <text:section text:style-name="Sect1" text:name="NCZZXwWMmsbLaeYwdAK7k-user-message">
        <text:p text:style-name="Standard">INSERT RLS (para que cada usuario solo pueda insertar su región) UPDATE RLS Política para auditor que ve todo Logs de auditoría Triggers de seguridad</text:p>
      </text:section>
      <text:section text:style-name="Sect1" text:name="GEnSinreJdPSey5LEA89B-content-0">
        <text:p text:style-name="Standard">Ver mi razonamiento</text:p>
      </text:section>
      <text:section text:style-name="Sect1" text:name="GEnSinreJdPSey5LEA89B-content-1">
        <text:p text:style-name="Text_20_body">Genial, ahora sí estamos afinando esto como un sistema serio. Vamos a <text:span text:style-name="Strong_20_Emphasis">extender la práctica que ya tienes</text:span> (PostgreSQL 18 + SCRAM + RLS por región) con:</text:p>
        <text:list xml:id="list3691021488" text:style-name="L4">
          <text:list-item>
            <text:p text:style-name="P5">RLS para <text:span text:style-name="Strong_20_Emphasis">INSERT</text:span></text:p>
          </text:list-item>
          <text:list-item>
            <text:p text:style-name="P5">RLS para <text:span text:style-name="Strong_20_Emphasis">UPDATE</text:span></text:p>
          </text:list-item>
          <text:list-item>
            <text:p text:style-name="P5"><text:soft-page-break/>Rol <text:span text:style-name="Strong_20_Emphasis">auditor</text:span> que ve todo</text:p>
          </text:list-item>
          <text:list-item>
            <text:p text:style-name="P5"><text:span text:style-name="Strong_20_Emphasis">Logs de auditoría</text:span></text:p>
          </text:list-item>
          <text:list-item>
            <text:p text:style-name="P5"><text:span text:style-name="Strong_20_Emphasis">Triggers de seguridad</text:span></text:p>
          </text:list-item>
        </text:list>
        <text:p text:style-name="Text_20_body">Asumo que ya tienes:</text:p>
        <text:list xml:id="list1349502066" text:style-name="L5">
          <text:list-item>
            <text:p text:style-name="P6">BD: <text:span text:style-name="Source_20_Text">appdb</text:span></text:p>
          </text:list-item>
          <text:list-item>
            <text:p text:style-name="P6">Usuario: <text:span text:style-name="Source_20_Text">app_user</text:span> (SCRAM)</text:p>
          </text:list-item>
          <text:list-item>
            <text:p text:style-name="P6">Tabla: <text:span text:style-name="Source_20_Text">clientes(id, region, nombre, telefono)</text:span></text:p>
          </text:list-item>
          <text:list-item>
            <text:p text:style-name="P6">RLS activado en <text:span text:style-name="Source_20_Text">clientes</text:span></text:p>
          </text:list-item>
        </text:list>
        <text:p text:style-name="Text_20_body">Si algo de eso no está, lo montamos después, pero sigo desde ahí.</text:p>
        <text:h text:style-name="Heading_20_2" text:outline-level="2">1. Función helper para leer la región de sesión</text:h>
        <text:p text:style-name="Text_20_body">Para no repetir <text:span text:style-name="Source_20_Text">current_setting(...)</text:span> en todas partes:</text:p>
        <text:p text:style-name="Text_20_body">sql</text:p>
        <text:p text:style-name="Preformatted_20_Text"><text:span text:style-name="Source_20_Text">CREATE OR REPLACE FUNCTION app.current_region()</text:span></text:p>
        <text:p text:style-name="Preformatted_20_Text"><text:span text:style-name="Source_20_Text">RETURNS text AS $$</text:span></text:p>
        <text:p text:style-name="Preformatted_20_Text"><text:span text:style-name="Source_20_Text"><text:s text:c="4"/>SELECT NULLIF(current_setting('app.user_region', true), '');</text:span></text:p>
        <text:p text:style-name="P1"><text:span text:style-name="Source_20_Text">$$ LANGUAGE sql STABLE;</text:span></text:p>
        <text:p text:style-name="Quotations">Si no está definida, devuelve <text:span text:style-name="Source_20_Text">NULL</text:span> en vez de romper.</text:p>
        <text:h text:style-name="Heading_20_2" text:outline-level="2">2. Políticas RLS completas: SELECT, INSERT, UPDATE</text:h>
        <text:p text:style-name="Text_20_body">Primero, borra la política anterior si la creaste:</text:p>
        <text:p text:style-name="Text_20_body">sql</text:p>
        <text:p text:style-name="P1"><text:span text:style-name="Source_20_Text">DROP POLICY IF EXISTS clientes_region_policy ON clientes;</text:span></text:p>
        <text:h text:style-name="Heading_20_3" text:outline-level="3">2.1. Política SELECT (solo ver su región)</text:h>
        <text:p text:style-name="Text_20_body">sql</text:p>
        <text:p text:style-name="Preformatted_20_Text"><text:span text:style-name="Source_20_Text">CREATE POLICY clientes_select_region ON clientes</text:span></text:p>
        <text:p text:style-name="Preformatted_20_Text"><text:span text:style-name="Source_20_Text">FOR SELECT</text:span></text:p>
        <text:p text:style-name="Preformatted_20_Text"><text:span text:style-name="Source_20_Text">TO app_user</text:span></text:p>
        <text:p text:style-name="P1"><text:span text:style-name="Source_20_Text">USING (region = app.current_region());</text:span></text:p>
        <text:h text:style-name="Heading_20_3" text:outline-level="3">2.2. Política INSERT (solo insertar su región)</text:h>
        <text:p text:style-name="Text_20_body">sql</text:p>
        <text:p text:style-name="Preformatted_20_Text"><text:span text:style-name="Source_20_Text">CREATE POLICY clientes_insert_region ON clientes</text:span></text:p>
        <text:p text:style-name="Preformatted_20_Text"><text:span text:style-name="Source_20_Text">FOR INSERT</text:span></text:p>
        <text:p text:style-name="Preformatted_20_Text"><text:span text:style-name="Source_20_Text">TO app_user</text:span></text:p>
        <text:p text:style-name="P1"><text:span text:style-name="Source_20_Text">WITH CHECK (region = app.current_region());</text:span></text:p>
        <text:p text:style-name="Quotations"><text:span text:style-name="Source_20_Text">WITH CHECK</text:span> se evalúa sobre la fila que se intenta insertar.</text:p>
        <text:h text:style-name="Heading_20_3" text:outline-level="3"><text:soft-page-break/>2.3. Política UPDATE (solo modificar su región y dentro de su región)</text:h>
        <text:p text:style-name="Text_20_body">sql</text:p>
        <text:p text:style-name="Preformatted_20_Text"><text:span text:style-name="Source_20_Text">CREATE POLICY clientes_update_region ON clientes</text:span></text:p>
        <text:p text:style-name="Preformatted_20_Text"><text:span text:style-name="Source_20_Text">FOR UPDATE</text:span></text:p>
        <text:p text:style-name="Preformatted_20_Text"><text:span text:style-name="Source_20_Text">TO app_user</text:span></text:p>
        <text:p text:style-name="Preformatted_20_Text"><text:span text:style-name="Source_20_Text">USING (region = app.current_region())</text:span></text:p>
        <text:p text:style-name="P1"><text:span text:style-name="Source_20_Text">WITH CHECK (region = app.current_region());</text:span></text:p>
        <text:list xml:id="list4003272450" text:style-name="L6">
          <text:list-item>
            <text:p text:style-name="P7"><text:span text:style-name="Source_20_Text">USING</text:span> → qué filas puede tocar.</text:p>
          </text:list-item>
          <text:list-item>
            <text:p text:style-name="P7"><text:span text:style-name="Source_20_Text">WITH CHECK</text:span> → en qué filas puede convertirlas (no puede cambiar la región a otra).</text:p>
          </text:list-item>
        </text:list>
        <text:h text:style-name="Heading_20_2" text:outline-level="2">3. Rol auditor que ve todo</text:h>
        <text:h text:style-name="Heading_20_3" text:outline-level="3">3.1. Crear rol auditor</text:h>
        <text:p text:style-name="Text_20_body">sql</text:p>
        <text:p text:style-name="Preformatted_20_Text"><text:span text:style-name="Source_20_Text">CREATE ROLE auditor WITH LOGIN PASSWORD 'audit2024';</text:span></text:p>
        <text:p text:style-name="P1"><text:span text:style-name="Source_20_Text">GRANT CONNECT ON DATABASE appdb TO auditor;</text:span></text:p>
        <text:p text:style-name="Text_20_body">Dar permisos de lectura sobre la tabla:</text:p>
        <text:p text:style-name="Text_20_body">sql</text:p>
        <text:p text:style-name="Preformatted_20_Text"><text:span text:style-name="Source_20_Text">GRANT USAGE ON SCHEMA public TO auditor;</text:span></text:p>
        <text:p text:style-name="P1"><text:span text:style-name="Source_20_Text">GRANT SELECT ON clientes TO auditor;</text:span></text:p>
        <text:h text:style-name="Heading_20_3" text:outline-level="3">3.2. Política RLS para auditor (sin restricciones)</text:h>
        <text:p text:style-name="Text_20_body">sql</text:p>
        <text:p text:style-name="Preformatted_20_Text"><text:span text:style-name="Source_20_Text">CREATE POLICY clientes_auditor_all ON clientes</text:span></text:p>
        <text:p text:style-name="Preformatted_20_Text"><text:span text:style-name="Source_20_Text">FOR SELECT</text:span></text:p>
        <text:p text:style-name="Preformatted_20_Text"><text:span text:style-name="Source_20_Text">TO auditor</text:span></text:p>
        <text:p text:style-name="P1"><text:span text:style-name="Source_20_Text">USING (true);</text:span></text:p>
        <text:p text:style-name="Quotations"><text:span text:style-name="Source_20_Text">USING (true)</text:span> → puede ver todas las filas, sin filtro.</text:p>
        <text:h text:style-name="Heading_20_2" text:outline-level="2">4. Logs de auditoría</text:h>
        <text:h text:style-name="Heading_20_3" text:outline-level="3">4.1. Tabla de auditoría</text:h>
        <text:p text:style-name="Text_20_body">sql</text:p>
        <text:p text:style-name="Preformatted_20_Text"><text:span text:style-name="Source_20_Text">CREATE TABLE clientes_audit (</text:span></text:p>
        <text:p text:style-name="Preformatted_20_Text"><text:span text:style-name="Source_20_Text"><text:s text:c="4"/>audit_id <text:s text:c="5"/>bigserial PRIMARY KEY,</text:span></text:p>
        <text:p text:style-name="Preformatted_20_Text"><text:span text:style-name="Source_20_Text"><text:s text:c="4"/>action <text:s text:c="7"/>text NOT NULL, <text:s text:c="9"/>-- INSERT / UPDATE / DELETE</text:span></text:p>
        <text:p text:style-name="Preformatted_20_Text"><text:span text:style-name="Source_20_Text"><text:s text:c="4"/>cliente_id <text:s text:c="3"/>integer,</text:span></text:p>
        <text:p text:style-name="Preformatted_20_Text"><text:span text:style-name="Source_20_Text"><text:s text:c="4"/>old_region <text:s text:c="3"/>text,</text:span></text:p>
        <text:p text:style-name="Preformatted_20_Text"><text:span text:style-name="Source_20_Text"><text:s text:c="4"/>new_region <text:s text:c="3"/>text,</text:span></text:p>
        <text:p text:style-name="Preformatted_20_Text"><text:span text:style-name="Source_20_Text"><text:s text:c="4"/>old_nombre <text:s text:c="3"/>text,</text:span></text:p>
        <text:p text:style-name="Preformatted_20_Text"><text:span text:style-name="Source_20_Text"><text:s text:c="4"/>new_nombre <text:s text:c="3"/>text,</text:span></text:p>
        <text:p text:style-name="Preformatted_20_Text"><text:span text:style-name="Source_20_Text"><text:s text:c="4"/>old_telefono <text:s/>text,</text:span></text:p>
        <text:p text:style-name="Preformatted_20_Text"><text:span text:style-name="Source_20_Text"><text:s text:c="4"/>new_telefono <text:s/>text,</text:span></text:p>
        <text:p text:style-name="Preformatted_20_Text"><text:span text:style-name="Source_20_Text"><text:s text:c="4"/>db_user <text:s text:c="6"/>text NOT NULL,</text:span></text:p>
        <text:p text:style-name="Preformatted_20_Text"><text:soft-page-break/><text:span text:style-name="Source_20_Text"><text:s text:c="4"/>app_region <text:s text:c="3"/>text,</text:span></text:p>
        <text:p text:style-name="Preformatted_20_Text"><text:span text:style-name="Source_20_Text"><text:s text:c="4"/>changed_at <text:s text:c="3"/>timestamptz NOT NULL DEFAULT now()</text:span></text:p>
        <text:p text:style-name="P1"><text:span text:style-name="Source_20_Text">);</text:span></text:p>
        <text:h text:style-name="Heading_20_3" text:outline-level="3">4.2. Función de trigger</text:h>
        <text:p text:style-name="Text_20_body">sql</text:p>
        <text:p text:style-name="Preformatted_20_Text"><text:span text:style-name="Source_20_Text">CREATE OR REPLACE FUNCTION clientes_audit_trigger()</text:span></text:p>
        <text:p text:style-name="Preformatted_20_Text"><text:span text:style-name="Source_20_Text">RETURNS trigger AS $$</text:span></text:p>
        <text:p text:style-name="Preformatted_20_Text"><text:span text:style-name="Source_20_Text">BEGIN</text:span></text:p>
        <text:p text:style-name="Preformatted_20_Text"><text:span text:style-name="Source_20_Text"><text:s text:c="4"/>IF TG_OP = 'INSERT' THEN</text:span></text:p>
        <text:p text:style-name="Preformatted_20_Text"><text:span text:style-name="Source_20_Text"><text:s text:c="8"/>INSERT INTO clientes_audit (</text:span></text:p>
        <text:p text:style-name="Preformatted_20_Text"><text:span text:style-name="Source_20_Text"><text:s text:c="12"/>action, cliente_id,</text:span></text:p>
        <text:p text:style-name="Preformatted_20_Text"><text:span text:style-name="Source_20_Text"><text:s text:c="12"/>new_region, new_nombre, new_telefono,</text:span></text:p>
        <text:p text:style-name="Preformatted_20_Text"><text:span text:style-name="Source_20_Text"><text:s text:c="12"/>db_user, app_region</text:span></text:p>
        <text:p text:style-name="Preformatted_20_Text"><text:span text:style-name="Source_20_Text"><text:s text:c="8"/>)</text:span></text:p>
        <text:p text:style-name="Preformatted_20_Text"><text:span text:style-name="Source_20_Text"><text:s text:c="8"/>VALUES (</text:span></text:p>
        <text:p text:style-name="Preformatted_20_Text"><text:span text:style-name="Source_20_Text"><text:s text:c="12"/>'INSERT', NEW.id,</text:span></text:p>
        <text:p text:style-name="Preformatted_20_Text"><text:span text:style-name="Source_20_Text"><text:s text:c="12"/>NEW.region, NEW.nombre, NEW.telefono,</text:span></text:p>
        <text:p text:style-name="Preformatted_20_Text"><text:span text:style-name="Source_20_Text"><text:s text:c="12"/>current_user, app.current_region()</text:span></text:p>
        <text:p text:style-name="Preformatted_20_Text"><text:span text:style-name="Source_20_Text"><text:s text:c="8"/>);</text:span></text:p>
        <text:p text:style-name="Preformatted_20_Text"><text:span text:style-name="Source_20_Text"><text:s text:c="8"/>RETURN NEW;</text:span></text:p>
        <text:p text:style-name="Preformatted_20_Text"/>
        <text:p text:style-name="Preformatted_20_Text"><text:span text:style-name="Source_20_Text"><text:s text:c="4"/>ELSIF TG_OP = 'UPDATE' THEN</text:span></text:p>
        <text:p text:style-name="Preformatted_20_Text"><text:span text:style-name="Source_20_Text"><text:s text:c="8"/>INSERT INTO clientes_audit (</text:span></text:p>
        <text:p text:style-name="Preformatted_20_Text"><text:span text:style-name="Source_20_Text"><text:s text:c="12"/>action, cliente_id,</text:span></text:p>
        <text:p text:style-name="Preformatted_20_Text"><text:span text:style-name="Source_20_Text"><text:s text:c="12"/>old_region, new_region,</text:span></text:p>
        <text:p text:style-name="Preformatted_20_Text"><text:span text:style-name="Source_20_Text"><text:s text:c="12"/>old_nombre, new_nombre,</text:span></text:p>
        <text:p text:style-name="Preformatted_20_Text"><text:span text:style-name="Source_20_Text"><text:s text:c="12"/>old_telefono, new_telefono,</text:span></text:p>
        <text:p text:style-name="Preformatted_20_Text"><text:span text:style-name="Source_20_Text"><text:s text:c="12"/>db_user, app_region</text:span></text:p>
        <text:p text:style-name="Preformatted_20_Text"><text:span text:style-name="Source_20_Text"><text:s text:c="8"/>)</text:span></text:p>
        <text:p text:style-name="Preformatted_20_Text"><text:span text:style-name="Source_20_Text"><text:s text:c="8"/>VALUES (</text:span></text:p>
        <text:p text:style-name="Preformatted_20_Text"><text:span text:style-name="Source_20_Text"><text:s text:c="12"/>'UPDATE', NEW.id,</text:span></text:p>
        <text:p text:style-name="Preformatted_20_Text"><text:span text:style-name="Source_20_Text"><text:s text:c="12"/>OLD.region, NEW.region,</text:span></text:p>
        <text:p text:style-name="Preformatted_20_Text"><text:span text:style-name="Source_20_Text"><text:s text:c="12"/>OLD.nombre, NEW.nombre,</text:span></text:p>
        <text:p text:style-name="Preformatted_20_Text"><text:span text:style-name="Source_20_Text"><text:s text:c="12"/>OLD.telefono, NEW.telefono,</text:span></text:p>
        <text:p text:style-name="Preformatted_20_Text"><text:span text:style-name="Source_20_Text"><text:s text:c="12"/>current_user, app.current_region()</text:span></text:p>
        <text:p text:style-name="Preformatted_20_Text"><text:span text:style-name="Source_20_Text"><text:s text:c="8"/>);</text:span></text:p>
        <text:p text:style-name="Preformatted_20_Text"><text:span text:style-name="Source_20_Text"><text:s text:c="8"/>RETURN NEW;</text:span></text:p>
        <text:p text:style-name="Preformatted_20_Text"/>
        <text:p text:style-name="Preformatted_20_Text"><text:span text:style-name="Source_20_Text"><text:s text:c="4"/>ELSIF TG_OP = 'DELETE' THEN</text:span></text:p>
        <text:p text:style-name="Preformatted_20_Text"><text:span text:style-name="Source_20_Text"><text:s text:c="8"/>INSERT INTO clientes_audit (</text:span></text:p>
        <text:p text:style-name="Preformatted_20_Text"><text:span text:style-name="Source_20_Text"><text:s text:c="12"/>action, cliente_id,</text:span></text:p>
        <text:p text:style-name="Preformatted_20_Text"><text:span text:style-name="Source_20_Text"><text:s text:c="12"/>old_region, old_nombre, old_telefono,</text:span></text:p>
        <text:p text:style-name="Preformatted_20_Text"><text:span text:style-name="Source_20_Text"><text:s text:c="12"/>db_user, app_region</text:span></text:p>
        <text:p text:style-name="Preformatted_20_Text"><text:span text:style-name="Source_20_Text"><text:s text:c="8"/>)</text:span></text:p>
        <text:p text:style-name="Preformatted_20_Text"><text:span text:style-name="Source_20_Text"><text:s text:c="8"/>VALUES (</text:span></text:p>
        <text:p text:style-name="Preformatted_20_Text"><text:span text:style-name="Source_20_Text"><text:s text:c="12"/>'DELETE', OLD.id,</text:span></text:p>
        <text:p text:style-name="Preformatted_20_Text"><text:span text:style-name="Source_20_Text"><text:s text:c="12"/>OLD.region, OLD.nombre, OLD.telefono,</text:span></text:p>
        <text:p text:style-name="Preformatted_20_Text"><text:span text:style-name="Source_20_Text"><text:s text:c="12"/>current_user, app.current_region()</text:span></text:p>
        <text:p text:style-name="Preformatted_20_Text"><text:span text:style-name="Source_20_Text"><text:s text:c="8"/>);</text:span></text:p>
        <text:p text:style-name="Preformatted_20_Text"><text:span text:style-name="Source_20_Text"><text:s text:c="8"/>RETURN OLD;</text:span></text:p>
        <text:p text:style-name="Preformatted_20_Text"><text:span text:style-name="Source_20_Text"><text:s text:c="4"/>END IF;</text:span></text:p>
        <text:p text:style-name="Preformatted_20_Text"/>
        <text:p text:style-name="Preformatted_20_Text"><text:span text:style-name="Source_20_Text"><text:s text:c="4"/>RETURN NULL;</text:span></text:p>
        <text:p text:style-name="Preformatted_20_Text"><text:span text:style-name="Source_20_Text">END;</text:span></text:p>
        <text:p text:style-name="P1"><text:span text:style-name="Source_20_Text">$$ LANGUAGE plpgsql SECURITY DEFINER;</text:span></text:p>
        <text:p text:style-name="Quotations"><text:span text:style-name="Source_20_Text">SECURITY DEFINER</text:span> asegura que el trigger pueda escribir en <text:span text:style-name="Source_20_Text">clientes_audit</text:span> aunque el rol de la app tenga permisos limitados.</text:p>
        <text:h text:style-name="Heading_20_3" text:outline-level="3"><text:soft-page-break/>4.3. Asociar el trigger a la tabla</text:h>
        <text:p text:style-name="Text_20_body">sql</text:p>
        <text:p text:style-name="Preformatted_20_Text"><text:span text:style-name="Source_20_Text">CREATE TRIGGER clientes_audit_row</text:span></text:p>
        <text:p text:style-name="Preformatted_20_Text"><text:span text:style-name="Source_20_Text">AFTER INSERT OR UPDATE OR DELETE ON clientes</text:span></text:p>
        <text:p text:style-name="Preformatted_20_Text"><text:span text:style-name="Source_20_Text">FOR EACH ROW</text:span></text:p>
        <text:p text:style-name="P1"><text:span text:style-name="Source_20_Text">EXECUTE FUNCTION clientes_audit_trigger();</text:span></text:p>
        <text:h text:style-name="Heading_20_2" text:outline-level="2">5. Triggers de seguridad (validaciones extra)</text:h>
        <text:p text:style-name="Text_20_body">Ejemplo: impedir que alguien inserte/actualice una fila con <text:span text:style-name="Source_20_Text">region</text:span> distinta a la de sesión, incluso antes de RLS (defensa en profundidad).</text:p>
        <text:p text:style-name="Text_20_body">sql</text:p>
        <text:p text:style-name="Preformatted_20_Text"><text:span text:style-name="Source_20_Text">CREATE OR REPLACE FUNCTION clientes_security_trigger()</text:span></text:p>
        <text:p text:style-name="Preformatted_20_Text"><text:span text:style-name="Source_20_Text">RETURNS trigger AS $$</text:span></text:p>
        <text:p text:style-name="Preformatted_20_Text"><text:span text:style-name="Source_20_Text">BEGIN</text:span></text:p>
        <text:p text:style-name="Preformatted_20_Text"><text:span text:style-name="Source_20_Text"><text:s text:c="4"/>IF TG_OP IN ('INSERT', 'UPDATE') THEN</text:span></text:p>
        <text:p text:style-name="Preformatted_20_Text"><text:span text:style-name="Source_20_Text"><text:s text:c="8"/>IF NEW.region IS DISTINCT FROM app.current_region() THEN</text:span></text:p>
        <text:p text:style-name="Preformatted_20_Text"><text:span text:style-name="Source_20_Text"><text:s text:c="12"/>RAISE EXCEPTION 'Region % no coincide con la región de sesión %',</text:span></text:p>
        <text:p text:style-name="Preformatted_20_Text"><text:span text:style-name="Source_20_Text"><text:s text:c="16"/>NEW.region, app.current_region()</text:span></text:p>
        <text:p text:style-name="Preformatted_20_Text"><text:span text:style-name="Source_20_Text"><text:s text:c="16"/>USING ERRCODE = '42501'; -- insufficient_privilege</text:span></text:p>
        <text:p text:style-name="Preformatted_20_Text"><text:span text:style-name="Source_20_Text"><text:s text:c="8"/>END IF;</text:span></text:p>
        <text:p text:style-name="Preformatted_20_Text"><text:span text:style-name="Source_20_Text"><text:s text:c="4"/>END IF;</text:span></text:p>
        <text:p text:style-name="Preformatted_20_Text"/>
        <text:p text:style-name="Preformatted_20_Text"><text:span text:style-name="Source_20_Text"><text:s text:c="4"/>RETURN NEW;</text:span></text:p>
        <text:p text:style-name="Preformatted_20_Text"><text:span text:style-name="Source_20_Text">END;</text:span></text:p>
        <text:p text:style-name="P1"><text:span text:style-name="Source_20_Text">$$ LANGUAGE plpgsql;</text:span></text:p>
        <text:p text:style-name="Text_20_body">Asociarlo:</text:p>
        <text:p text:style-name="Text_20_body">sql</text:p>
        <text:p text:style-name="Preformatted_20_Text"><text:span text:style-name="Source_20_Text">CREATE TRIGGER clientes_security_before</text:span></text:p>
        <text:p text:style-name="Preformatted_20_Text"><text:span text:style-name="Source_20_Text">BEFORE INSERT OR UPDATE ON clientes</text:span></text:p>
        <text:p text:style-name="Preformatted_20_Text"><text:span text:style-name="Source_20_Text">FOR EACH ROW</text:span></text:p>
        <text:p text:style-name="P1"><text:span text:style-name="Source_20_Text">EXECUTE FUNCTION clientes_security_trigger();</text:span></text:p>
        <text:h text:style-name="Heading_20_2" text:outline-level="2">6. Pruebas rápidas</text:h>
        <text:h text:style-name="Heading_20_3" text:outline-level="3">6.1. Como <text:span text:style-name="Source_20_Text">app_user</text:span> región EU</text:h>
        <text:p text:style-name="Text_20_body">bash</text:p>
        <text:p text:style-name="P1"><text:span text:style-name="Source_20_Text">psql -h 127.0.0.1 -U app_user -d appdb</text:span></text:p>
        <text:p text:style-name="Text_20_body">sql</text:p>
        <text:p text:style-name="Preformatted_20_Text"><text:span text:style-name="Source_20_Text">SET app.user_region = 'EU';</text:span></text:p>
        <text:p text:style-name="Preformatted_20_Text"/>
        <text:p text:style-name="Preformatted_20_Text"><text:span text:style-name="Source_20_Text">INSERT INTO clientes (region, nombre, telefono)</text:span></text:p>
        <text:p text:style-name="Preformatted_20_Text"><text:span text:style-name="Source_20_Text">VALUES ('EU', 'Cliente EU 1', '111-111'); <text:s text:c="2"/>-- OK</text:span></text:p>
        <text:p text:style-name="Preformatted_20_Text"/>
        <text:p text:style-name="Preformatted_20_Text"><text:span text:style-name="Source_20_Text">INSERT INTO clientes (region, nombre, telefono)</text:span></text:p>
        <text:p text:style-name="P1"><text:span text:style-name="Source_20_Text">VALUES ('US', 'Cliente US 1', '222-222'); <text:s text:c="2"/>-- ERROR por trigger / RLS</text:span></text:p>
        <text:p text:style-name="Text_20_body">UPDATE dentro de su región:</text:p>
        <text:p text:style-name="Text_20_body"><text:soft-page-break/>sql</text:p>
        <text:p text:style-name="Preformatted_20_Text"><text:span text:style-name="Source_20_Text">UPDATE clientes</text:span></text:p>
        <text:p text:style-name="Preformatted_20_Text"><text:span text:style-name="Source_20_Text">SET nombre = 'Cliente EU 1 modificado'</text:span></text:p>
        <text:p text:style-name="P1"><text:span text:style-name="Source_20_Text">WHERE region = 'EU';</text:span></text:p>
        <text:p text:style-name="Text_20_body">UPDATE cambiando de región:</text:p>
        <text:p text:style-name="Text_20_body">sql</text:p>
        <text:p text:style-name="Preformatted_20_Text"><text:span text:style-name="Source_20_Text">UPDATE clientes</text:span></text:p>
        <text:p text:style-name="Preformatted_20_Text"><text:span text:style-name="Source_20_Text">SET region = 'US'</text:span></text:p>
        <text:p text:style-name="P1"><text:span text:style-name="Source_20_Text">WHERE region = 'EU'; <text:s text:c="2"/>-- ERROR</text:span></text:p>
        <text:h text:style-name="Heading_20_3" text:outline-level="3">6.2. Como <text:span text:style-name="Source_20_Text">auditor</text:span></text:h>
        <text:p text:style-name="Text_20_body">bash</text:p>
        <text:p text:style-name="P1"><text:span text:style-name="Source_20_Text">psql -h 127.0.0.1 -U auditor -d appdb</text:span></text:p>
        <text:p text:style-name="Text_20_body">sql</text:p>
        <text:p text:style-name="Preformatted_20_Text"><text:span text:style-name="Source_20_Text">SELECT * FROM clientes; <text:s text:c="7"/>-- Ve todo</text:span></text:p>
        <text:p text:style-name="P1"><text:span text:style-name="Source_20_Text">SELECT * FROM clientes_audit; <text:s/>-- Ve todos los cambios</text:span></text:p>
        <text:p text:style-name="Text_20_body">Si quieres, el siguiente paso puede ser:</text:p>
        <text:list xml:id="list215803208" text:style-name="L7">
          <text:list-item>
            <text:p text:style-name="P8">forzar RLS también para el dueño (<text:span text:style-name="Source_20_Text">ALTER TABLE clientes FORCE ROW LEVEL SECURITY;</text:span>),</text:p>
          </text:list-item>
          <text:list-item>
            <text:p text:style-name="P8">o integrar esto en un flujo Node.js / Nest donde el <text:span text:style-name="Source_20_Text">SET app.user_region</text:span> se haga automáticamente al abrir la conexión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08:42:45.350203851</meta:creation-date>
    <dc:date>2026-04-17T08:46:55.573809569</dc:date>
    <meta:editing-duration>PT4M10S</meta:editing-duration>
    <meta:editing-cycles>1</meta:editing-cycles>
    <meta:document-statistic meta:table-count="0" meta:image-count="0" meta:object-count="0" meta:page-count="10" meta:paragraph-count="325" meta:word-count="1380" meta:character-count="9455" meta:non-whitespace-character-count="7773"/>
    <meta:generator>LibreOffice/7.3.7.2$Linux_X86_64 LibreOffice_project/30$Build-2</meta:generator>
  </office:meta>
</office:document-meta>
</file>